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100000011EC315D707A57EEC2.png" manifest:media-type="image/png"/>
  <manifest:file-entry manifest:full-path="Pictures/1000015C000001C2000001C209092EBE293FEF1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807cm" table:align="left"/>
    </style:style>
    <style:style style:name="Table1.A" style:family="table-column">
      <style:table-column-properties style:column-width="3.563cm"/>
    </style:style>
    <style:style style:name="Table1.B" style:family="table-column">
      <style:table-column-properties style:column-width="6.24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939cm" table:align="left"/>
    </style:style>
    <style:style style:name="Table2.A" style:family="table-column">
      <style:table-column-properties style:column-width="1.667cm"/>
    </style:style>
    <style:style style:name="Table2.B" style:family="table-column">
      <style:table-column-properties style:column-width="0.27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904cm" table:align="left"/>
    </style:style>
    <style:style style:name="Table3.A" style:family="table-column">
      <style:table-column-properties style:column-width="5.632cm"/>
    </style:style>
    <style:style style:name="Table3.B" style:family="table-column">
      <style:table-column-properties style:column-width="0.272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fo:padding="0.049cm" fo:border="none"/>
    </style:style>
    <style:style style:name="Table4" style:family="table">
      <style:table-properties style:width="2.268cm" table:align="left"/>
    </style:style>
    <style:style style:name="Table4.A" style:family="table-column">
      <style:table-column-properties style:column-width="1.997cm"/>
    </style:style>
    <style:style style:name="Table4.B" style:family="table-column">
      <style:table-column-properties style:column-width="0.272cm"/>
    </style:style>
    <style:style style:name="Table4.A1" style:family="table-cell">
      <style:table-cell-properties style:vertical-align="middle" fo:padding="0.049cm" fo:border="none"/>
    </style:style>
    <style:style style:name="Table4.B1" style:family="table-cell">
      <style:table-cell-properties fo:padding="0.049cm" fo:border="none"/>
    </style:style>
    <style:style style:name="Table5" style:family="table">
      <style:table-properties style:width="2.388cm" table:align="left"/>
    </style:style>
    <style:style style:name="Table5.A" style:family="table-column">
      <style:table-column-properties style:column-width="2.117cm"/>
    </style:style>
    <style:style style:name="Table5.B" style:family="table-column">
      <style:table-column-properties style:column-width="0.272cm"/>
    </style:style>
    <style:style style:name="Table5.A1" style:family="table-cell">
      <style:table-cell-properties style:vertical-align="middle" fo:padding="0.049cm" fo:border="none"/>
    </style:style>
    <style:style style:name="Table5.B1" style:family="table-cell">
      <style:table-cell-properties fo:padding="0.049cm" fo:border="none"/>
    </style:style>
    <style:style style:name="Table6" style:family="table">
      <style:table-properties style:width="2.154cm" table:align="left"/>
    </style:style>
    <style:style style:name="Table6.A" style:family="table-column">
      <style:table-column-properties style:column-width="1.882cm"/>
    </style:style>
    <style:style style:name="Table6.B" style:family="table-column">
      <style:table-column-properties style:column-width="0.272cm"/>
    </style:style>
    <style:style style:name="Table6.A1" style:family="table-cell">
      <style:table-cell-properties style:vertical-align="middle" fo:padding="0.049cm" fo:border="none"/>
    </style:style>
    <style:style style:name="Table6.B1" style:family="table-cell">
      <style:table-cell-properties fo:padding="0.049cm" fo:border="none"/>
    </style:style>
    <style:style style:name="Table7" style:family="table">
      <style:table-properties style:width="0.298cm" table:align="left"/>
    </style:style>
    <style:style style:name="Table7.A" style:family="table-column">
      <style:table-column-properties style:column-width="0.298cm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>
      <style:paragraph-properties fo:text-align="start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moodle.poa.ifrs.edu.br/mod/quiz/review.php?attempt=116229&amp;cmid=244372" xlink:type="simple">
          <form:properties>
            <form:property form:property-name="PropertyChangeNotificationEnabled" office:value-type="boolean" office:boolean-value="true"/>
          </form:properties>
          <form:radio form:name="q138398:1_answer" form:control-implementation="ooo:com.sun.star.form.component.RadioButton" xml:id="control1" form:id="control1" form:disabled="tru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1_answer" form:control-implementation="ooo:com.sun.star.form.component.RadioButton" xml:id="control2" form:id="control2" form:disabled="true" form:select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2_answer" form:control-implementation="ooo:com.sun.star.form.component.RadioButton" xml:id="control3" form:id="control3" form:disabled="true" form:select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2_answer" form:control-implementation="ooo:com.sun.star.form.component.RadioButton" xml:id="control4" form:id="control4" form:disabled="tru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2_answer" form:control-implementation="ooo:com.sun.star.form.component.RadioButton" xml:id="control5" form:id="control5" form:disabled="true" form:value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2_answer" form:control-implementation="ooo:com.sun.star.form.component.RadioButton" xml:id="control6" form:id="control6" form:disabled="true" form:value="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2_answer" form:control-implementation="ooo:com.sun.star.form.component.RadioButton" xml:id="control7" form:id="control7" form:disabled="true" form:value="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3_answer" form:control-implementation="ooo:com.sun.star.form.component.RadioButton" xml:id="control8" form:id="control8" form:disabled="true" form:select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3_answer" form:control-implementation="ooo:com.sun.star.form.component.RadioButton" xml:id="control9" form:id="control9" form:disabled="tru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3_answer" form:control-implementation="ooo:com.sun.star.form.component.RadioButton" xml:id="control10" form:id="control10" form:disabled="true" form:value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3_answer" form:control-implementation="ooo:com.sun.star.form.component.RadioButton" xml:id="control11" form:id="control11" form:disabled="true" form:value="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3_answer" form:control-implementation="ooo:com.sun.star.form.component.RadioButton" xml:id="control12" form:id="control12" form:disabled="true" form:value="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4_answer" form:control-implementation="ooo:com.sun.star.form.component.RadioButton" xml:id="control13" form:id="control13" form:disabl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4_answer" form:control-implementation="ooo:com.sun.star.form.component.RadioButton" xml:id="control14" form:id="control14" form:disabled="tru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4_answer" form:control-implementation="ooo:com.sun.star.form.component.RadioButton" xml:id="control15" form:id="control15" form:disabled="true" form:selected="true" form:value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4_answer" form:control-implementation="ooo:com.sun.star.form.component.RadioButton" xml:id="control16" form:id="control16" form:disabled="true" form:value="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4_answer" form:control-implementation="ooo:com.sun.star.form.component.RadioButton" xml:id="control17" form:id="control17" form:disabled="true" form:value="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5_answer" form:control-implementation="ooo:com.sun.star.form.component.RadioButton" xml:id="control18" form:id="control18" form:disabl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5_answer" form:control-implementation="ooo:com.sun.star.form.component.RadioButton" xml:id="control19" form:id="control19" form:disabled="tru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5_answer" form:control-implementation="ooo:com.sun.star.form.component.RadioButton" xml:id="control20" form:id="control20" form:disabled="true" form:selected="true" form:value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5_answer" form:control-implementation="ooo:com.sun.star.form.component.RadioButton" xml:id="control21" form:id="control21" form:disabled="true" form:value="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5_answer" form:control-implementation="ooo:com.sun.star.form.component.RadioButton" xml:id="control22" form:id="control22" form:disabled="true" form:value="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6_answer" form:control-implementation="ooo:com.sun.star.form.component.RadioButton" xml:id="control23" form:id="control23" form:disabl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6_answer" form:control-implementation="ooo:com.sun.star.form.component.RadioButton" xml:id="control24" form:id="control24" form:disabled="tru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6_answer" form:control-implementation="ooo:com.sun.star.form.component.RadioButton" xml:id="control25" form:id="control25" form:disabled="true" form:selected="true" form:value="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6_answer" form:control-implementation="ooo:com.sun.star.form.component.RadioButton" xml:id="control26" form:id="control26" form:disabled="true" form:value="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7_answer" form:control-implementation="ooo:com.sun.star.form.component.RadioButton" xml:id="control27" form:id="control27" form:disabled="tru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7_answer" form:control-implementation="ooo:com.sun.star.form.component.RadioButton" xml:id="control28" form:id="control28" form:disabled="true" form:select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8_answer" form:control-implementation="ooo:com.sun.star.form.component.RadioButton" xml:id="control29" form:id="control29" form:disabled="tru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8_answer" form:control-implementation="ooo:com.sun.star.form.component.RadioButton" xml:id="control30" form:id="control30" form:disabled="true" form:select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9_answer" form:control-implementation="ooo:com.sun.star.form.component.RadioButton" xml:id="control31" form:id="control31" form:current-selected="true" form:disabled="true" form:selected="true" form:value="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q138398:9_answer" form:control-implementation="ooo:com.sun.star.form.component.RadioButton" xml:id="control32" form:id="control32" form:disabled="true" form:value="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yui_3_17_2_1_1663200664779_111">
        <text:section text:style-name="Sect1" text:name="yui_3_17_2_1_1663200664779_110">
          <text:p text:style-name="Standard"/>
          <text:section text:style-name="Sect1" text:name="yui_3_17_2_1_1663200664779_109">
            <text:p text:style-name="Standard"/>
            <text:section text:style-name="Sect1" text:name="yui_3_17_2_1_1663200664779_108">
              <text:h text:style-name="Heading_20_1" text:outline-level="1">Clique para responder e enviar o questionário sobre Usabilidade</text:h>
            </text:section>
          </text:section>
        </text:section>
      </text:section>
      <text:section text:style-name="Sect1" text:name="page-content">
        <text:p text:style-name="Standard"/>
        <text:section text:style-name="Sect1" text:name="region-main-box">
          <text:p text:style-name="P1"><text:bookmark text:name="user-notifications"/><text:bookmark text:name="maincontent"/></text:p>
          <table:table table:name="Table1" table:style-name="Table1">
            <table:table-column table:style-name="Table1.A"/>
            <table:table-column table:style-name="Table1.B"/>
            <table:table-row table:style-name="TableLine94356075368960">
              <table:table-cell table:style-name="Table1.A1" office:value-type="string">
                <text:p text:style-name="Table_20_Heading">Iniciado em</text:p>
              </table:table-cell>
              <table:table-cell table:style-name="Table1.A1" office:value-type="string">
                <text:p text:style-name="Table_20_Contents">quarta, 14 set 2022, 20:39</text:p>
              </table:table-cell>
            </table:table-row>
            <table:table-row table:style-name="TableLine94356075368960">
              <table:table-cell table:style-name="Table1.A1" office:value-type="string">
                <text:p text:style-name="Table_20_Heading">Estado</text:p>
              </table:table-cell>
              <table:table-cell table:style-name="Table1.A1" office:value-type="string">
                <text:p text:style-name="Table_20_Contents">Finalizada</text:p>
              </table:table-cell>
            </table:table-row>
            <table:table-row table:style-name="TableLine94356075368960">
              <table:table-cell table:style-name="Table1.A1" office:value-type="string">
                <text:p text:style-name="Table_20_Heading">Concluída em</text:p>
              </table:table-cell>
              <table:table-cell table:style-name="Table1.A1" office:value-type="string">
                <text:p text:style-name="Table_20_Contents">quarta, 14 set 2022, 21:11</text:p>
              </table:table-cell>
            </table:table-row>
            <table:table-row table:style-name="TableLine94356075368960">
              <table:table-cell table:style-name="Table1.A1" office:value-type="string">
                <text:p text:style-name="Table_20_Heading">Tempo empregado</text:p>
              </table:table-cell>
              <table:table-cell table:style-name="Table1.A1" office:value-type="string">
                <text:p text:style-name="Table_20_Contents">31 minutos 31 segundos</text:p>
              </table:table-cell>
            </table:table-row>
            <table:table-row table:style-name="TableLine94356075368960">
              <table:table-cell table:style-name="Table1.A1" office:value-type="string">
                <text:p text:style-name="Table_20_Heading">Avaliar</text:p>
              </table:table-cell>
              <table:table-cell table:style-name="Table1.A1" office:value-type="string">
                <text:p text:style-name="Table_20_Contents"><text:span text:style-name="T1">7,20</text:span> de um máximo de 10,00(<text:span text:style-name="T1">72</text:span>%)</text:p>
              </table:table-cell>
            </table:table-row>
          </table:table>
          <text:section text:style-name="Sect1" text:name="question-138398-1">
            <text:h text:style-name="Heading_20_3" text:outline-level="3">Questão 1</text:h>
            <text:p text:style-name="P4">Correto</text:p>
            <text:p text:style-name="P4">Atingiu 1,00 de 1,00</text:p>
            <text:section text:style-name="Sect1" text:name="yui_3_17_2_1_1663200664779_27">
              <text:p text:style-name="P4"><draw:frame draw:style-name="fr1" draw:name="Image1" text:anchor-type="as-char" svg:width="0.45cm" svg:height="0.45cm" draw:z-index="0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De acordo com Jakob Nielsen e Loranger, "Usabilidade é um atributo de produtividade relacionado à eficiência do uso de algo". A afirmação acima é</text:p>
            <text:p text:style-name="P4">Escolha uma opção:</text:p>
            <text:p text:style-name="P4"><text:bookmark text:name="q138398:1_answertrue"/><draw:control text:anchor-type="as-char" draw:z-index="10" draw:name="Shape1" draw:style-name="gr1" draw:text-style-name="P5" svg:width="0.345cm" svg:height="0.345cm" draw:control="control1"/><text:s/></text:p>
            <text:p text:style-name="Text_20_body"><text:bookmark text:name="q138398:1_answerfalse"/><draw:control text:anchor-type="as-char" draw:z-index="11" draw:name="Shape2" draw:style-name="gr1" draw:text-style-name="P5" svg:width="0.345cm" svg:height="0.345cm" draw:control="control2"/><text:s/></text:p>
            <text:h text:style-name="Heading_20_4" text:outline-level="4">Feedback</text:h>
            <text:p text:style-name="P4">A resposta correta é 'Falso'.</text:p>
          </text:section>
          <text:section text:style-name="Sect1" text:name="question-138398-2">
            <text:h text:style-name="Heading_20_3" text:outline-level="3">Questão 2</text:h>
            <text:p text:style-name="P4">Correto</text:p>
            <text:p text:style-name="P4">Atingiu 1,00 de 1,00</text:p>
            <text:section text:style-name="Sect1" text:name="yui_3_17_2_1_1663200664779_33">
              <text:p text:style-name="P4"><draw:frame draw:style-name="fr1" draw:name="Image2" text:anchor-type="as-char" svg:width="0.45cm" svg:height="0.45cm" draw:z-index="1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A prática de criar experiências de usuário atraentes e eficientes, levando o usuário em conta a cada passo do desenvolvimento do produto é chamado de:</text:p>
            <text:p text:style-name="P4">Escolha uma opção:</text:p>
            <text:p text:style-name="P4"><text:bookmark text:name="q138398:2_answer0"/><draw:control text:anchor-type="as-char" draw:z-index="12" draw:name="Shape3" draw:style-name="gr1" draw:text-style-name="P5" svg:width="0.345cm" svg:height="0.345cm" draw:control="control3"/></text:p>
            <text:section text:style-name="Sect1" text:name="q138398:2_answer0_label">
              <text:p text:style-name="Text_20_body">a. </text:p>
              <text:p text:style-name="Text_20_body">Design centrado no usuário</text:p>
            </text:section>
            <text:p text:style-name="P4"><text:bookmark text:name="q138398:2_answer1"/><draw:control text:anchor-type="as-char" draw:z-index="13" draw:name="Shape4" draw:style-name="gr1" draw:text-style-name="P5" svg:width="0.345cm" svg:height="0.345cm" draw:control="control4"/></text:p>
            <text:section text:style-name="Sect1" text:name="q138398:2_answer1_label">
              <text:p text:style-name="Text_20_body">b. </text:p>
              <text:p text:style-name="Text_20_body">Desenho de experiência do usuário</text:p>
            </text:section>
            <text:p text:style-name="P4"><text:bookmark text:name="q138398:2_answer2"/><text:soft-page-break/><draw:control text:anchor-type="as-char" draw:z-index="14" draw:name="Shape5" draw:style-name="gr1" draw:text-style-name="P5" svg:width="0.345cm" svg:height="0.345cm" draw:control="control5"/></text:p>
            <text:section text:style-name="Sect1" text:name="q138398:2_answer2_label">
              <text:p text:style-name="Text_20_body">c. </text:p>
              <text:p text:style-name="Text_20_body">Design centrado no sistema</text:p>
            </text:section>
            <text:p text:style-name="P4"><text:bookmark text:name="q138398:2_answer3"/><draw:control text:anchor-type="as-char" draw:z-index="15" draw:name="Shape6" draw:style-name="gr1" draw:text-style-name="P5" svg:width="0.345cm" svg:height="0.345cm" draw:control="control6"/></text:p>
            <text:section text:style-name="Sect1" text:name="q138398:2_answer3_label">
              <text:p text:style-name="Text_20_body">d. </text:p>
              <text:p text:style-name="Text_20_body">Design de interface</text:p>
            </text:section>
            <text:p text:style-name="P4"><text:bookmark text:name="q138398:2_answer4"/><draw:control text:anchor-type="as-char" draw:z-index="16" draw:name="Shape7" draw:style-name="gr1" draw:text-style-name="P5" svg:width="0.345cm" svg:height="0.345cm" draw:control="control7"/></text:p>
            <text:section text:style-name="Sect1" text:name="q138398:2_answer4_label">
              <text:p text:style-name="Text_20_body">e. </text:p>
              <text:p text:style-name="Text_20_body">Teste de usar habilidade</text:p>
            </text:section>
            <text:h text:style-name="Heading_20_4" text:outline-level="4">Feedback</text:h>
            <text:p text:style-name="Text_20_body">Sua resposta está correta.</text:p>
            <text:p text:style-name="P4">A resposta correta é: Design centrado no usuário</text:p>
          </text:section>
          <text:section text:style-name="Sect1" text:name="question-138398-3">
            <text:h text:style-name="Heading_20_3" text:outline-level="3">Questão 3</text:h>
            <text:p text:style-name="P4">Incorreto</text:p>
            <text:p text:style-name="P4">Atingiu 0,00 de 1,00</text:p>
            <text:section text:style-name="Sect1" text:name="yui_3_17_2_1_1663200664779_39">
              <text:p text:style-name="P4"><draw:frame draw:style-name="fr1" draw:name="Image3" text:anchor-type="as-char" svg:width="0.45cm" svg:height="0.45cm" draw:z-index="2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Marque a alternativa correta. De acordo com Nielsen e Norman, <text:span text:style-name="Strong_20_Emphasis"><text:span text:style-name="Emphasis">Usabilidade é um atributo qualitativo, que consiste nos seguintes componentes de qualidade</text:span></text:span>:</text:p>
            <text:p text:style-name="P4">Escolha uma opção:</text:p>
            <text:p text:style-name="P4"><text:bookmark text:name="q138398:3_answer0"/><draw:control text:anchor-type="as-char" draw:z-index="17" draw:name="Shape8" draw:style-name="gr1" draw:text-style-name="P5" svg:width="0.345cm" svg:height="0.345cm" draw:control="control8"/></text:p>
            <text:section text:style-name="Sect1" text:name="q138398:3_answer0_label">
              <text:p text:style-name="Text_20_body">a. </text:p>
              <text:p text:style-name="Text_20_body">Análise, Eficácia, Eficiência, Satisfação e Memória</text:p>
            </text:section>
            <text:p text:style-name="P4"><text:bookmark text:name="q138398:3_answer1"/><draw:control text:anchor-type="as-char" draw:z-index="18" draw:name="Shape9" draw:style-name="gr1" draw:text-style-name="P5" svg:width="0.345cm" svg:height="0.345cm" draw:control="control9"/></text:p>
            <text:section text:style-name="Sect1" text:name="q138398:3_answer1_label">
              <text:p text:style-name="Text_20_body">b. </text:p>
              <text:p text:style-name="Text_20_body">Aprendizado, Eficiência, Memória e Satisfação</text:p>
            </text:section>
            <text:p text:style-name="P4"><text:bookmark text:name="q138398:3_answer2"/><draw:control text:anchor-type="as-char" draw:z-index="19" draw:name="Shape10" draw:style-name="gr1" draw:text-style-name="P5" svg:width="0.345cm" svg:height="0.345cm" draw:control="control10"/></text:p>
            <text:section text:style-name="Sect1" text:name="q138398:3_answer2_label">
              <text:p text:style-name="Text_20_body">c. </text:p>
              <text:p text:style-name="Text_20_body">Aprendizado, Eficiência, Erro, Memória e Satisfação</text:p>
            </text:section>
            <text:p text:style-name="P4"><text:bookmark text:name="q138398:3_answer3"/><draw:control text:anchor-type="as-char" draw:z-index="20" draw:name="Shape11" draw:style-name="gr1" draw:text-style-name="P5" svg:width="0.345cm" svg:height="0.345cm" draw:control="control11"/></text:p>
            <text:section text:style-name="Sect1" text:name="q138398:3_answer3_label">
              <text:p text:style-name="Text_20_body">d. </text:p>
              <text:p text:style-name="Text_20_body">Análise, Eficiência, Sustentabilidade, Erro e Memória</text:p>
            </text:section>
            <text:p text:style-name="P4"><text:bookmark text:name="q138398:3_answer4"/><draw:control text:anchor-type="as-char" draw:z-index="21" draw:name="Shape12" draw:style-name="gr1" draw:text-style-name="P5" svg:width="0.345cm" svg:height="0.345cm" draw:control="control12"/></text:p>
            <text:section text:style-name="Sect1" text:name="q138398:3_answer4_label">
              <text:p text:style-name="Text_20_body">e. </text:p>
              <text:p text:style-name="Text_20_body">Aprendizado, Análise, Erro, Satisfação e Eficiência</text:p>
            </text:section>
            <text:h text:style-name="Heading_20_4" text:outline-level="4">Feedback</text:h>
            <text:p text:style-name="Text_20_body">Sua resposta está incorreta.</text:p>
            <text:p text:style-name="P4"><text:soft-page-break/>A resposta correta é: Aprendizado, Eficiência, Erro, Memória e Satisfação</text:p>
          </text:section>
          <text:section text:style-name="Sect1" text:name="question-138398-4">
            <text:h text:style-name="Heading_20_3" text:outline-level="3">Questão 4</text:h>
            <text:p text:style-name="P4">Correto</text:p>
            <text:p text:style-name="P4">Atingiu 1,00 de 1,00</text:p>
            <text:section text:style-name="Sect1" text:name="yui_3_17_2_1_1663200664779_45">
              <text:p text:style-name="P4"><draw:frame draw:style-name="fr1" draw:name="Image4" text:anchor-type="as-char" svg:width="0.45cm" svg:height="0.45cm" draw:z-index="3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A usabilidade tem como objetivo elaborar interfaces capazes de permitir uma interação fácil, agradável, com eficácia e eficiência. Deve induzir à criação de interfaces transparentes de maneira a não dificultar o processo, permitindo ao usuário pleno controle do ambiente evitando que este se torne um obstáculo durante a interação. A usabilidade pode ser dividida em cinco critérios básicos, dentre os quais NÃO consta:</text:p>
            <text:p text:style-name="P4">Escolha uma opção:</text:p>
            <text:p text:style-name="P4"><text:bookmark text:name="q138398:4_answer0"/><draw:control text:anchor-type="as-char" draw:z-index="22" draw:name="Shape13" draw:style-name="gr1" draw:text-style-name="P5" svg:width="0.345cm" svg:height="0.345cm" draw:control="control13"/></text:p>
            <text:section text:style-name="Sect1" text:name="q138398:4_answer0_label">
              <text:p text:style-name="Text_20_body">a. </text:p>
              <text:p text:style-name="Text_20_body">Intuitividade: o sistema deve apresentar facilidade de uso permitindo que mesmo um usuário sem experiência seja capaz de produzir algum trabalho satisfatoriamente.</text:p>
            </text:section>
            <text:p text:style-name="P4"><text:bookmark text:name="q138398:4_answer1"/><draw:control text:anchor-type="as-char" draw:z-index="23" draw:name="Shape14" draw:style-name="gr1" draw:text-style-name="P5" svg:width="0.345cm" svg:height="0.345cm" draw:control="control14"/></text:p>
            <text:section text:style-name="Sect1" text:name="q138398:4_answer1_label">
              <text:p text:style-name="Text_20_body">b. </text:p>
              <text:p text:style-name="Text_20_body">Erro: a quantidade de erros apresentados pelo sistema deve ser o mais reduzido possível. Erros graves ou sem solução não podem ocorrer.</text:p>
            </text:section>
            <text:p text:style-name="P4"><text:bookmark text:name="q138398:4_answer2"/><draw:control text:anchor-type="as-char" draw:z-index="24" draw:name="Shape15" draw:style-name="gr1" draw:text-style-name="P5" svg:width="0.345cm" svg:height="0.345cm" draw:control="control15"/></text:p>
            <text:section text:style-name="Sect1" text:name="q138398:4_answer2_label">
              <text:p text:style-name="Text_20_body">c. </text:p>
              <text:p text:style-name="Text_20_body">Performance: o sistema deve ser projetado tendo como alvo principal usuários experientes, capazes de superar dificuldades de aprendizagem e ter alta performance na utilização.</text:p>
            </text:section>
            <text:p text:style-name="P4"><text:bookmark text:name="q138398:4_answer3"/><draw:control text:anchor-type="as-char" draw:z-index="25" draw:name="Shape16" draw:style-name="gr1" draw:text-style-name="P5" svg:width="0.345cm" svg:height="0.345cm" draw:control="control16"/></text:p>
            <text:section text:style-name="Sect1" text:name="q138398:4_answer3_label">
              <text:p text:style-name="Text_20_body">d. </text:p>
              <text:p text:style-name="Text_20_body">Memorização: suas telas devem apresentar facilidade de memorização permitindo que usuários ocasionais consigam utilizá-lo mesmo depois de um longo intervalo de tempo.</text:p>
            </text:section>
            <text:p text:style-name="P4"><text:bookmark text:name="q138398:4_answer4"/><draw:control text:anchor-type="as-char" draw:z-index="26" draw:name="Shape17" draw:style-name="gr1" draw:text-style-name="P5" svg:width="0.345cm" svg:height="0.345cm" draw:control="control17"/></text:p>
            <text:section text:style-name="Sect1" text:name="q138398:4_answer4_label">
              <text:p text:style-name="Text_20_body">e. </text:p>
              <text:p text:style-name="Text_20_body">Satisfação: o sistema deve satisfazer os usuários, sejam eles iniciantes ou avançados, permitindo uma interação agradável.</text:p>
            </text:section>
            <text:h text:style-name="Heading_20_4" text:outline-level="4">Feedback</text:h>
            <text:p text:style-name="Text_20_body">Sua resposta está correta.</text:p>
            <text:p text:style-name="P4">A resposta correta é: Performance: o sistema deve ser projetado tendo como alvo principal usuários experientes, capazes de superar dificuldades de aprendizagem e ter alta performance na utilização.</text:p>
          </text:section>
          <text:section text:style-name="Sect1" text:name="question-138398-5">
            <text:h text:style-name="Heading_20_3" text:outline-level="3">Questão 5</text:h>
            <text:p text:style-name="P4">Incorreto</text:p>
            <text:p text:style-name="P4">Atingiu 0,00 de 1,00</text:p>
            <text:section text:style-name="Sect1" text:name="yui_3_17_2_1_1663200664779_51">
              <text:p text:style-name="P4"><text:soft-page-break/><draw:frame draw:style-name="fr1" draw:name="Image5" text:anchor-type="as-char" svg:width="0.45cm" svg:height="0.45cm" draw:z-index="4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Marque a alternativa correta que corresponde ao conjunto das características de um objeto capazes de revelar aos seus usuário as operações e manipulação que podem fazer com ele;</text:p>
            <text:p text:style-name="P4">Escolha uma opção:</text:p>
            <text:p text:style-name="P4"><text:bookmark text:name="q138398:5_answer0"/><draw:control text:anchor-type="as-char" draw:z-index="27" draw:name="Shape18" draw:style-name="gr1" draw:text-style-name="P5" svg:width="0.345cm" svg:height="0.345cm" draw:control="control18"/></text:p>
            <text:section text:style-name="Sect1" text:name="q138398:5_answer0_label">
              <text:p text:style-name="Text_20_body">a. </text:p>
              <text:p text:style-name="Text_20_body">Eficácia</text:p>
            </text:section>
            <text:p text:style-name="P4"><text:bookmark text:name="q138398:5_answer1"/><draw:control text:anchor-type="as-char" draw:z-index="28" draw:name="Shape19" draw:style-name="gr1" draw:text-style-name="P5" svg:width="0.345cm" svg:height="0.345cm" draw:control="control19"/></text:p>
            <text:section text:style-name="Sect1" text:name="q138398:5_answer1_label">
              <text:p text:style-name="Text_20_body">b. </text:p>
              <text:p text:style-name="Text_20_body">Affordance</text:p>
            </text:section>
            <text:p text:style-name="P4"><text:bookmark text:name="q138398:5_answer2"/><draw:control text:anchor-type="as-char" draw:z-index="29" draw:name="Shape20" draw:style-name="gr1" draw:text-style-name="P5" svg:width="0.345cm" svg:height="0.345cm" draw:control="control20"/></text:p>
            <text:section text:style-name="Sect1" text:name="q138398:5_answer2_label">
              <text:p text:style-name="Text_20_body">c. </text:p>
              <text:p text:style-name="Text_20_body">Eficiência </text:p>
            </text:section>
            <text:p text:style-name="P4"><text:bookmark text:name="q138398:5_answer3"/><draw:control text:anchor-type="as-char" draw:z-index="30" draw:name="Shape21" draw:style-name="gr1" draw:text-style-name="P5" svg:width="0.345cm" svg:height="0.345cm" draw:control="control21"/></text:p>
            <text:section text:style-name="Sect1" text:name="q138398:5_answer3_label">
              <text:p text:style-name="Text_20_body">d. </text:p>
              <text:p text:style-name="Text_20_body">Interação</text:p>
            </text:section>
            <text:p text:style-name="P4"><text:bookmark text:name="q138398:5_answer4"/><draw:control text:anchor-type="as-char" draw:z-index="31" draw:name="Shape22" draw:style-name="gr1" draw:text-style-name="P5" svg:width="0.345cm" svg:height="0.345cm" draw:control="control22"/></text:p>
            <text:section text:style-name="Sect1" text:name="q138398:5_answer4_label">
              <text:p text:style-name="Text_20_body">e. </text:p>
              <text:p text:style-name="Text_20_body">Design centrado no usuário</text:p>
            </text:section>
            <text:h text:style-name="Heading_20_4" text:outline-level="4">Feedback</text:h>
            <text:p text:style-name="Text_20_body">Sua resposta está incorreta.</text:p>
            <text:p text:style-name="P4">A resposta correta é: Affordance</text:p>
          </text:section>
          <text:section text:style-name="Sect1" text:name="question-138398-6">
            <text:h text:style-name="Heading_20_3" text:outline-level="3">Questão 6</text:h>
            <text:p text:style-name="P4">Correto</text:p>
            <text:p text:style-name="P4">Atingiu 1,00 de 1,00</text:p>
            <text:section text:style-name="Sect1" text:name="yui_3_17_2_1_1663200664779_57">
              <text:p text:style-name="P4"><draw:frame draw:style-name="fr1" draw:name="Image6" text:anchor-type="as-char" svg:width="0.45cm" svg:height="0.45cm" draw:z-index="5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DESAFIO: Atualmente existem diferentes tamanhos e formatos de tela. Para um produto ter sucesso no mercado e ser utilizado em mais plataformas, é preciso considerar os elementos abaixo, exceto:</text:p>
            <text:p text:style-name="P4">Escolha uma opção:</text:p>
            <text:p text:style-name="P4"><text:bookmark text:name="q138398:6_answer0"/><draw:control text:anchor-type="as-char" draw:z-index="32" draw:name="Shape23" draw:style-name="gr1" draw:text-style-name="P5" svg:width="0.345cm" svg:height="0.345cm" draw:control="control23"/></text:p>
            <text:section text:style-name="Sect1" text:name="q138398:6_answer0_label">
              <text:p text:style-name="Text_20_body">a. </text:p>
              <text:p text:style-name="Text_20_body">Resolução</text:p>
            </text:section>
            <text:p text:style-name="P4"><text:bookmark text:name="q138398:6_answer1"/><draw:control text:anchor-type="as-char" draw:z-index="33" draw:name="Shape24" draw:style-name="gr1" draw:text-style-name="P5" svg:width="0.345cm" svg:height="0.345cm" draw:control="control24"/></text:p>
            <text:section text:style-name="Sect1" text:name="q138398:6_answer1_label">
              <text:p text:style-name="Text_20_body">b. </text:p>
              <text:p text:style-name="Text_20_body"><text:soft-page-break/>Tamanho de imagens, vídeos e texto</text:p>
            </text:section>
            <text:p text:style-name="P4"><text:bookmark text:name="q138398:6_answer2"/><draw:control text:anchor-type="as-char" draw:z-index="34" draw:name="Shape25" draw:style-name="gr1" draw:text-style-name="P5" svg:width="0.345cm" svg:height="0.345cm" draw:control="control25"/></text:p>
            <text:section text:style-name="Sect1" text:name="q138398:6_answer2_label">
              <text:p text:style-name="Text_20_body">c. </text:p>
              <text:p text:style-name="Text_20_body">Experiência prévia do usuário</text:p>
            </text:section>
            <text:p text:style-name="P4"><text:bookmark text:name="q138398:6_answer3"/><draw:control text:anchor-type="as-char" draw:z-index="35" draw:name="Shape26" draw:style-name="gr1" draw:text-style-name="P5" svg:width="0.345cm" svg:height="0.345cm" draw:control="control26"/></text:p>
            <text:section text:style-name="Sect1" text:name="q138398:6_answer3_label">
              <text:p text:style-name="Text_20_body">d. </text:p>
              <text:p text:style-name="Text_20_body">Rotação / posição</text:p>
            </text:section>
            <text:h text:style-name="Heading_20_4" text:outline-level="4">Feedback</text:h>
            <text:p text:style-name="Text_20_body">Sua resposta está correta.</text:p>
            <text:p text:style-name="P4">A resposta correta é: Experiência prévia do usuário</text:p>
          </text:section>
          <text:section text:style-name="Sect1" text:name="question-138398-7">
            <text:h text:style-name="Heading_20_3" text:outline-level="3">Questão 7</text:h>
            <text:p text:style-name="P4">Correto</text:p>
            <text:p text:style-name="P4">Atingiu 1,00 de 1,00</text:p>
            <text:section text:style-name="Sect1" text:name="yui_3_17_2_1_1663200664779_63">
              <text:p text:style-name="P4"><draw:frame draw:style-name="fr1" draw:name="Image7" text:anchor-type="as-char" svg:width="0.45cm" svg:height="0.45cm" draw:z-index="6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O conceito de Eficácia está relacionado com os <text:span text:style-name="Strong_20_Emphasis">recursos necessários </text:span>para os usuários interagirem com o sistema e alcançarem seus objetivos de forma produtiva</text:p>
            <text:p text:style-name="P4">Escolha uma opção:</text:p>
            <text:p text:style-name="P4"><text:bookmark text:name="q138398:7_answertrue"/><draw:control text:anchor-type="as-char" draw:z-index="36" draw:name="Shape27" draw:style-name="gr1" draw:text-style-name="P5" svg:width="0.345cm" svg:height="0.345cm" draw:control="control27"/><text:s/></text:p>
            <text:p text:style-name="Text_20_body"><text:bookmark text:name="q138398:7_answerfalse"/><draw:control text:anchor-type="as-char" draw:z-index="37" draw:name="Shape28" draw:style-name="gr1" draw:text-style-name="P5" svg:width="0.345cm" svg:height="0.345cm" draw:control="control28"/><text:s/></text:p>
            <text:h text:style-name="Heading_20_4" text:outline-level="4">Feedback</text:h>
            <text:p text:style-name="P4">A resposta correta é 'Falso'.</text:p>
          </text:section>
          <text:section text:style-name="Sect1" text:name="question-138398-8">
            <text:h text:style-name="Heading_20_3" text:outline-level="3">Questão 8</text:h>
            <text:p text:style-name="P4">Correto</text:p>
            <text:p text:style-name="P4">Atingiu 1,00 de 1,00</text:p>
            <text:section text:style-name="Sect1" text:name="yui_3_17_2_1_1663200664779_69">
              <text:p text:style-name="P4"><draw:frame draw:style-name="fr1" draw:name="Image8" text:anchor-type="as-char" svg:width="0.45cm" svg:height="0.45cm" draw:z-index="7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O conceito de Eficiência está relacionado à capacidade de os usuários interagirem com o sistema para alcançarem seus objetivos <text:span text:style-name="Strong_20_Emphasis">corretamente</text:span> conforme o esperado</text:p>
            <text:p text:style-name="P4">Escolha uma opção:</text:p>
            <text:p text:style-name="P4"><text:bookmark text:name="q138398:8_answertrue"/><draw:control text:anchor-type="as-char" draw:z-index="38" draw:name="Shape29" draw:style-name="gr1" draw:text-style-name="P5" svg:width="0.345cm" svg:height="0.345cm" draw:control="control29"/><text:s/></text:p>
            <text:p text:style-name="Text_20_body"><text:bookmark text:name="q138398:8_answerfalse"/><draw:control text:anchor-type="as-char" draw:z-index="39" draw:name="Shape30" draw:style-name="gr1" draw:text-style-name="P5" svg:width="0.345cm" svg:height="0.345cm" draw:control="control30"/><text:s/></text:p>
            <text:h text:style-name="Heading_20_4" text:outline-level="4">Feedback</text:h>
            <text:p text:style-name="P4">A resposta correta é 'Falso'.</text:p>
          </text:section>
          <text:section text:style-name="Sect1" text:name="question-138398-9">
            <text:h text:style-name="Heading_20_3" text:outline-level="3">Questão 9</text:h>
            <text:p text:style-name="P4">Correto</text:p>
            <text:p text:style-name="P4"><text:soft-page-break/>Atingiu 1,00 de 1,00</text:p>
            <text:section text:style-name="Sect1" text:name="yui_3_17_2_1_1663200664779_75">
              <text:p text:style-name="P4"><draw:frame draw:style-name="fr1" draw:name="Image9" text:anchor-type="as-char" svg:width="0.45cm" svg:height="0.45cm" draw:z-index="8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O conceito de satisfação está relacionado à <text:span text:style-name="Strong_20_Emphasis">experiência de </text:span>usar o sistema interativo no contexto de uso para o qual foi projetado</text:p>
            <text:p text:style-name="Text_20_body"> </text:p>
            <text:p text:style-name="P4">Escolha uma opção:</text:p>
            <text:p text:style-name="P4"><text:bookmark text:name="q138398:9_answertrue"/><draw:control text:anchor-type="as-char" draw:z-index="40" draw:name="Shape31" draw:style-name="gr1" draw:text-style-name="P5" svg:width="0.345cm" svg:height="0.345cm" draw:control="control31"/><text:s/></text:p>
            <text:p text:style-name="Text_20_body"><text:bookmark text:name="q138398:9_answerfalse"/><draw:control text:anchor-type="as-char" draw:z-index="41" draw:name="Shape32" draw:style-name="gr1" draw:text-style-name="P5" svg:width="0.345cm" svg:height="0.345cm" draw:control="control32"/><text:s/></text:p>
            <text:h text:style-name="Heading_20_4" text:outline-level="4">Feedback</text:h>
            <text:p text:style-name="P4">A resposta correta é 'Verdadeiro'.</text:p>
          </text:section>
          <text:section text:style-name="Sect1" text:name="question-138398-10">
            <text:h text:style-name="Heading_20_3" text:outline-level="3">Questão 10</text:h>
            <text:p text:style-name="P4">Parcialmente correto</text:p>
            <text:p text:style-name="P4">Atingiu 0,20 de 1,00</text:p>
            <text:section text:style-name="Sect1" text:name="yui_3_17_2_1_1663200664779_81">
              <text:p text:style-name="P4"><draw:frame draw:style-name="fr1" draw:name="Image10" text:anchor-type="as-char" svg:width="0.45cm" svg:height="0.45cm" draw:z-index="9"><draw:image xlink:href="Pictures/1000015C000001C2000001C209092EBE293FEF12.svg" xlink:type="simple" xlink:show="embed" xlink:actuate="onLoad" draw:mime-type="image/svg+xml"/><draw:image xlink:href="Pictures/100000010000001100000011EC315D707A57EEC2.png" xlink:type="simple" xlink:show="embed" xlink:actuate="onLoad" draw:mime-type="image/png"/></draw:frame>Marcar questão</text:p>
            </text:section>
            <text:h text:style-name="Heading_20_4" text:outline-level="4">Texto da questão</text:h>
            <text:p text:style-name="Text_20_body">Associe corretamente os conceitos abaixo relacionados com as metas de usabilidade.</text:p>
            <table:table table:name="Table2" table:style-name="Table2">
              <table:table-column table:style-name="Table2.A"/>
              <table:table-column table:style-name="Table2.B"/>
              <table:table-row table:style-name="TableLine140307457234480">
                <table:table-cell table:style-name="Table2.A1" office:value-type="string">
                  <text:p text:style-name="P2"><text:span text:style-name="Strong_20_Emphasis">Eficácia</text:span></text:p>
                </table:table-cell>
                <table:table-cell table:style-name="Table2.A1" office:value-type="string">
                  <text:p text:style-name="P3"/>
                </table:table-cell>
              </table:table-row>
            </table:table>
            <text:p text:style-name="Text_20_body"/>
          </text:section>
        </text:section>
      </text:section>
      <table:table table:name="Table3" table:style-name="Table3">
        <table:table-column table:style-name="Table3.A"/>
        <table:table-column table:style-name="Table3.B"/>
        <table:table-row table:style-name="TableLine140308060481072">
          <table:table-cell table:style-name="Table3.A1" office:value-type="string">
            <text:p text:style-name="P3"/>
          </table:table-cell>
          <table:table-cell table:style-name="Table3.B1" office:value-type="string">
            <text:p text:style-name="P3"/>
          </table:table-cell>
        </table:table-row>
        <table:table-row table:style-name="TableLine140308060481072">
          <table:table-cell table:style-name="Table3.A1" office:value-type="string">
            <text:p text:style-name="P2"><text:span text:style-name="Strong_20_Emphasis">Capacidade de Aprendizagem</text:span></text:p>
          </table:table-cell>
          <table:table-cell table:style-name="Table3.A1" office:value-type="string">
            <text:p text:style-name="P3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356079761088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3"/>
          </table:table-cell>
        </table:table-row>
        <table:table-row table:style-name="TableLine94356079761088">
          <table:table-cell table:style-name="Table4.A1" office:value-type="string">
            <text:p text:style-name="P2"><text:span text:style-name="Strong_20_Emphasis">Eficiência</text:span></text:p>
          </table:table-cell>
          <table:table-cell table:style-name="Table4.A1" office:value-type="string">
            <text:p text:style-name="P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356079771808">
          <table:table-cell table:style-name="Table5.A1" office:value-type="string">
            <text:p text:style-name="P3"/>
          </table:table-cell>
          <table:table-cell table:style-name="Table5.B1" office:value-type="string">
            <text:p text:style-name="P3"/>
          </table:table-cell>
        </table:table-row>
        <table:table-row table:style-name="TableLine94356079771808">
          <table:table-cell table:style-name="Table5.A1" office:value-type="string">
            <text:p text:style-name="P2"><text:span text:style-name="Strong_20_Emphasis">Segurança</text:span></text:p>
          </table:table-cell>
          <table:table-cell table:style-name="Table5.A1" office:value-type="string">
            <text:p text:style-name="P3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Line94356079783504">
          <table:table-cell table:style-name="Table6.A1" office:value-type="string">
            <text:p text:style-name="P3"/>
          </table:table-cell>
          <table:table-cell table:style-name="Table6.B1" office:value-type="string">
            <text:p text:style-name="P3"/>
          </table:table-cell>
        </table:table-row>
        <table:table-row table:style-name="TableLine94356079783504">
          <table:table-cell table:style-name="Table6.A1" office:value-type="string">
            <text:p text:style-name="P2"><text:span text:style-name="Strong_20_Emphasis">Utilidade</text:span></text:p>
          </table:table-cell>
          <table:table-cell table:style-name="Table6.A1" office:value-type="string">
            <text:p text:style-name="P3"/>
          </table:table-cell>
        </table:table-row>
      </table:table>
      <text:section text:style-name="Sect1" text:name="Section1">
        <text:p text:style-name="P1"><text:bookmark text:name="question-138398-10"/></text:p>
        <table:table table:name="Table7" table:style-name="Table7">
          <table:table-column table:style-name="Table7.A"/>
          <table:table-row table:style-name="TableLine94356079793264">
            <table:table-cell table:style-name="Table7.A1" office:value-type="string">
              <text:p text:style-name="P3"/>
            </table:table-cell>
          </table:table-row>
        </table:table>
        <text:h text:style-name="Heading_20_4" text:outline-level="4">Feedback</text:h>
        <text:p text:style-name="Text_20_body">Sua resposta está parcialmente correta.</text:p>
        <text:p text:style-name="P4">Você selecionou corretamente 1.</text:p>
        <text:p text:style-name="P4">A resposta correta é: <text:span text:style-name="Strong_20_Emphasis">Eficácia</text:span> → O Produto permite que as pessoas aprendam, realizem seu trabalho de forma eficiente, acessem a informação de que necessitam ou comprem os produtos que desejam, <text:span text:style-name="Strong_20_Emphasis">Capacidade de Aprendizagem</text:span> → Permite ao usuário saber como usar o produto explorando a interface e experimentando determinadas ações, <text:span text:style-name="Strong_20_Emphasis">Eficiência</text:span> → Os usuários conseguem manter um alto nível de produtividade, uma vez que tenham aprendido como utilizar um produto para realizar suas tarefas, <text:span text:style-name="Strong_20_Emphasis">Segurança</text:span> → Gama de erros possíveis ao se utilizar o produto e medidas que o produto permite que o usuário tome para corrigir os erros facilmente, <text:span text:style-name="Strong_20_Emphasis">Utilidade</text:span> → O Produto <text:soft-page-break/>fornece um conjunto adequado de funções que permitam aos usuários realizar todas as suas tarefas da maneira que desejam.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21:11:53.578718850</meta:creation-date>
    <dc:date>2022-09-14T21:12:28.403750812</dc:date>
    <meta:editing-duration>PT35S</meta:editing-duration>
    <meta:editing-cycles>1</meta:editing-cycles>
    <meta:document-statistic meta:table-count="7" meta:image-count="10" meta:object-count="0" meta:page-count="7" meta:paragraph-count="193" meta:word-count="906" meta:character-count="5847" meta:non-whitespace-character-count="5067"/>
    <meta:generator>LibreOffice/7.3.5.2$Linux_X86_64 LibreOffice_project/30$Build-2</meta:generator>
  </office:meta>
</office:document-meta>
</file>